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3ca2b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e21ff5"/>
    </style:style>
    <style:style style:name="T59" style:family="text">
      <style:text-properties officeooo:rsid="0233449b"/>
    </style:style>
    <style:style style:name="T60" style:family="text">
      <style:text-properties officeooo:rsid="02317916"/>
    </style:style>
    <style:style style:name="T61" style:family="text">
      <style:text-properties officeooo:rsid="02867bcd"/>
    </style:style>
    <style:style style:name="T62" style:family="text">
      <style:text-properties officeooo:rsid="0063a409"/>
    </style:style>
    <style:style style:name="T63" style:family="text">
      <style:text-properties officeooo:rsid="034a2232"/>
    </style:style>
    <style:style style:name="T64" style:family="text">
      <style:text-properties officeooo:rsid="0387836c"/>
    </style:style>
    <style:style style:name="T65" style:family="text">
      <style:text-properties officeooo:rsid="03a5b103"/>
    </style:style>
    <style:style style:name="T66" style:family="text">
      <style:text-properties officeooo:rsid="03a5e499"/>
    </style:style>
    <style:style style:name="T67" style:family="text">
      <style:text-properties style:font-name="EB Garamond 12 All SC" fo:font-style="normal" officeooo:rsid="03ab3c01" style:font-style-asian="normal" style:font-style-complex="normal"/>
    </style:style>
    <style:style style:name="T68" style:family="text">
      <style:text-properties style:font-name="EB Garamond 12 All SC" fo:font-style="normal" officeooo:rsid="03ad0f49" style:font-style-asian="normal" style:font-style-complex="normal"/>
    </style:style>
    <style:style style:name="T69" style:family="text">
      <style:text-properties officeooo:rsid="03b4652d"/>
    </style:style>
    <style:style style:name="T70" style:family="text">
      <style:text-properties officeooo:rsid="03b75219"/>
    </style:style>
    <style:style style:name="T71" style:family="text">
      <style:text-properties officeooo:rsid="03b7a900"/>
    </style:style>
    <style:style style:name="T72" style:family="text">
      <style:text-properties officeooo:rsid="03bc49f5"/>
    </style:style>
    <style:style style:name="T73" style:family="text">
      <style:text-properties officeooo:rsid="03dfb49a"/>
    </style:style>
    <style:style style:name="T74" style:family="text">
      <style:text-properties officeooo:rsid="023d18e5"/>
    </style:style>
    <style:style style:name="T75" style:family="text">
      <style:text-properties officeooo:rsid="0395da91"/>
    </style:style>
    <style:style style:name="T76" style:family="text">
      <style:text-properties officeooo:rsid="00836784"/>
    </style:style>
    <style:style style:name="T77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9">Esser-</text:span>Skala, 201<text:span text:style-name="T61">8</text:span></text:p>
      <text:p text:style-name="P22"/>
      <text:p text:style-name="P22"/>
      <text:p text:style-name="P17">© 201<text:span text:style-name="T61">8</text:span> by Wolfgang <text:span text:style-name="T69">Esser-</text:span>Skala. This edition is licensed under the<text:span text:style-name="T63"><text:line-break/></text:span>Creative Commons Attribution<text:span text:style-name="T56">-NonCommercial-ShareAlike</text:span> 4.0 International License.<text:span text:style-name="T63"><text:line-break/></text:span>To view a copy of this license, visit http://creativecommons.org/licenses/by<text:span text:style-name="T57">-nc-sa</text:span>/4.0/.</text:p>
      <text:p text:style-name="P16"/>
      <text:p text:style-name="P18">Music engraving by LilyPond 2.18.0 (http://www.lilypond.org).<text:span text:style-name="T55"><text:line-break/>Front matter</text:span> typeset with EB Garamond (http://www.georgduffner.at/ebgaramond).</text:p>
      <text:p text:style-name="P22"/>
      <text:p text:style-name="P15">First <text:span text:style-name="T58">version</text:span>, <text:span text:style-name="T73">November 2018</text:span></text:p>
      <text:p text:style-name="P28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6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65">21</text:span>).</text:p>
      <text:p text:style-name="P3"/>
      <text:p text:style-name="P4">In general, this edition closely follows the <text:span text:style-name="T64">manuscript</text:span>. Any changes <text:span text:style-name="T5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29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31">Abbreviations: A, alto; B, bass;<text:span text:style-name="T74"> cor, horn; Ms, manuscript; o</text:span>rg, basses and organ; <text:span text:style-name="T74">r, rest;</text:span> S,<text:span text:style-name="T75"> </text:span>soprano; T<text:span text:style-name="T76">, </text:span>tenor; <text:span text:style-name="T77">tr, trumpet; vl</text:span>, violin;<text:span text:style-name="T77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29"/>
      <text:p text:style-name="P29"><text:span text:style-name="T19"><text:line-break/><text:line-break/></text:span><text:span text:style-name="T67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68">s e q u e n t i a</text:span></text:p>
      <text:p text:style-name="P7"/>
      <text:p text:style-name="P12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60">wolfgang</text:span> (at) <text:span text:style-name="T59">esser-skala</text:span>.at<text:span text:style-name="T60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69">Esser-</text:span>Skala</text:p>
      <text:p text:style-name="P27"><text:span text:style-name="T63"><text:line-break/></text:span>C O N T E N T S</text:p>
      <text:p text:style-name="P20"/>
      <text:p text:style-name="P19"/>
      <text:p text:style-name="P14">Introitus</text:p>
      <text:p text:style-name="P21"><text:tab/>1<text:span text:style-name="T66">.1</text:span><text:tab/><text:span text:style-name="T70">Requiem</text:span><text:tab/><text:span text:style-name="T72">2<text:line-break/><text:tab/>1.2<text:tab/>Te decet hymnus<text:tab/>4<text:line-break/><text:line-break/></text:span><text:span text:style-name="T3">Kyrie</text:span><text:span text:style-name="T70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71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1T21:23:27.464202318</dc:date>
    <dc:creator>Wolfgang Skala</dc:creator>
    <meta:editing-duration>P10DT21H38M2S</meta:editing-duration>
    <meta:editing-cycles>948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601" meta:character-count="3226" meta:non-whitespace-character-count="2607"/>
  </office:meta>
</office:document-meta>
</file>